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Subtitle">
      <style:text-properties style:font-name="Century Schoolbook L" officeooo:rsid="001baa88" officeooo:paragraph-rsid="001baa88"/>
    </style:style>
    <style:style style:name="P4" style:family="paragraph" style:parent-style-name="Text_20_body">
      <style:text-properties style:font-name="Century Schoolbook L" officeooo:rsid="001ffb98" officeooo:paragraph-rsid="001ffb98"/>
    </style:style>
    <style:style style:name="P5" style:family="paragraph" style:parent-style-name="Text_20_body">
      <style:text-properties style:font-name="Century Schoolbook L" officeooo:rsid="00236ff8" officeooo:paragraph-rsid="00236ff8"/>
    </style:style>
    <style:style style:name="P6" style:family="paragraph" style:parent-style-name="Text_20_body">
      <style:text-properties style:font-name="Century Schoolbook L" fo:font-style="normal" officeooo:rsid="00236ff8" officeooo:paragraph-rsid="00236ff8" style:font-style-asian="normal" style:font-style-complex="normal"/>
    </style:style>
    <style:style style:name="P7" style:family="paragraph" style:parent-style-name="Text_20_body">
      <style:text-properties officeooo:rsid="001ffb98" officeooo:paragraph-rsid="001ffb98"/>
    </style:style>
    <style:style style:name="P8" style:family="paragraph" style:parent-style-name="Text_20_body">
      <style:text-properties officeooo:paragraph-rsid="001ffb98"/>
    </style:style>
    <style:style style:name="P9" style:family="paragraph" style:parent-style-name="Text_20_body">
      <style:text-properties fo:font-variant="normal" fo:text-transform="none" fo:color="#000000" loext:opacity="100%" style:font-name="Century Schoolbook L" fo:letter-spacing="normal" officeooo:rsid="001ffb98" officeooo:paragraph-rsid="001ffb98" fo:background-color="#ffffff"/>
    </style:style>
    <style:style style:name="P10" style:family="paragraph" style:parent-style-name="Text_20_body">
      <style:text-properties officeooo:paragraph-rsid="001baa88"/>
    </style:style>
    <style:style style:name="P11" style:family="paragraph" style:parent-style-name="Text_20_body">
      <style:text-properties officeooo:rsid="002405c9" officeooo:paragraph-rsid="002405c9"/>
    </style:style>
    <style:style style:name="P12" style:family="paragraph" style:parent-style-name="Heading_20_1">
      <style:text-properties style:font-name="Century Schoolbook L" officeooo:rsid="001baa88" officeooo:paragraph-rsid="001baa88"/>
    </style:style>
    <style:style style:name="P13" style:family="paragraph" style:parent-style-name="Heading_20_2">
      <style:text-properties officeooo:rsid="002405c9" officeooo:paragraph-rsid="002405c9"/>
    </style:style>
    <style:style style:name="P14" style:family="paragraph" style:parent-style-name="Heading_20_2">
      <style:text-properties officeooo:paragraph-rsid="00236ff8"/>
    </style:style>
    <style:style style:name="P15" style:family="paragraph" style:parent-style-name="Text_20_body">
      <style:text-properties style:font-name="Century Schoolbook L" fo:font-style="normal" officeooo:rsid="00236ff8" officeooo:paragraph-rsid="00236ff8" style:font-style-asian="normal" style:font-style-complex="normal"/>
    </style:style>
    <style:style style:name="P16" style:family="paragraph" style:parent-style-name="Text_20_body">
      <style:text-properties fo:font-style="normal" officeooo:rsid="002405c9" officeooo:paragraph-rsid="002405c9" style:font-style-asian="normal" style:font-style-complex="normal"/>
    </style:style>
    <style:style style:name="P17" style:family="paragraph" style:parent-style-name="Text_20_body">
      <style:text-properties officeooo:rsid="002405c9" officeooo:paragraph-rsid="002405c9"/>
    </style:style>
    <style:style style:name="P18" style:family="paragraph" style:parent-style-name="Text_20_body">
      <style:paragraph-properties fo:break-before="page"/>
      <style:text-properties officeooo:rsid="002405c9" officeooo:paragraph-rsid="002405c9"/>
    </style:style>
    <style:style style:name="P19" style:family="paragraph" style:parent-style-name="Text_20_body">
      <style:text-properties officeooo:rsid="0024f3fb" officeooo:paragraph-rsid="0024f3f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754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7541" style:font-style-asian="normal" style:font-style-complex="normal"/>
    </style:style>
    <style:style style:name="T5" style:family="text">
      <style:text-properties fo:font-style="normal" officeooo:rsid="0024f3fb" style:font-style-asian="normal" style:font-style-complex="normal"/>
    </style:style>
    <style:style style:name="T6" style:family="text">
      <style:text-properties style:font-name="Century Schoolbook L"/>
    </style:style>
    <style:style style:name="T7" style:family="text">
      <style:text-properties style:font-name="Century Schoolbook L" fo:font-style="normal" officeooo:rsid="00217541" style:font-style-asian="normal" style:font-style-complex="normal"/>
    </style:style>
    <style:style style:name="T8" style:family="text">
      <style:text-properties officeooo:rsid="00217541"/>
    </style:style>
    <style:style style:name="T9" style:family="text">
      <style:text-properties officeooo:rsid="00236ff8"/>
    </style:style>
    <style:style style:name="T10" style:family="text">
      <style:text-properties officeooo:rsid="0024be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Python </text:p>
      <text:p text:style-name="P3">Lab Exercise <text:span text:style-name="T8">5</text:span></text:p>
      <text:p text:style-name="P2"/>
      <text:p text:style-name="P2"/>
      <text:h text:style-name="P12" text:outline-level="1">1. <text:s/><text:span text:style-name="T8">Classes</text:span></text:h>
      <text:p text:style-name="P10"/>
      <text:h text:style-name="Heading_20_2" text:outline-level="2"><text:span text:style-name="T8">1</text:span>A. <text:s/>Rewrite <text:span text:style-name="T9">Lab 1</text:span></text:h>
      <text:p text:style-name="Text_20_body"/>
      <text:p text:style-name="P5">Rewrite Lab 1. <text:s/>Create classes for each type of Shape. <text:s/>Also, create a base class <text:span text:style-name="T1">Shape</text:span><text:span text:style-name="T3"> and have the other classes inherit from Shape. <text:s/></text:span></text:p>
      <text:p text:style-name="P6"/>
      <text:h text:style-name="P13" text:outline-level="2">1B. <text:s/>Personnel Application.</text:h>
      <text:p text:style-name="P11">You will write an application that manages inventory for the Acme Corporation <text:s/>This application will allow you to read data from an inventory file and modify it. </text:p>
      <text:p text:style-name="P16">The data includes the following fields. </text:p>
      <text:p text:style-name="P16">1. <text:s/>Item SKU</text:p>
      <text:p text:style-name="P16">2. <text:s/>Item name</text:p>
      <text:p text:style-name="P16">3. <text:s/>Item unit cost. </text:p>
      <text:p text:style-name="P16">4. <text:s/>Item quantity in stock.</text:p>
      <text:p text:style-name="P16"/>
      <text:p text:style-name="P11"><text:span text:style-name="T3">You will write an application that reads data from a file (</text:span><text:span text:style-name="T1">inventory.dat) </text:span><text:span text:style-name="T3">and loads it into the application. <text:s/>The application will allow users to see a total cost of inventory report as well as modify the quantity in stock and the unit cost. <text:s/>Use object oriented methodology and programming to implement this application. </text:span></text:p>
      <text:p text:style-name="P16">The output should be a query prompt that will allow the end user to do the following:</text:p>
      <text:p text:style-name="P16">1. <text:s/>Generate the current cost of inventory report</text:p>
      <text:p text:style-name="P16">2. <text:s/>Modify the unit cost for any given item.</text:p>
      <text:p text:style-name="P16">3. <text:s/>Add a new item to the inventory list (i.e. prompt for name, quantity and cost).</text:p>
      <text:p text:style-name="P11"><text:span text:style-name="T3">4. <text:s/>Write the data back to the </text:span><text:span text:style-name="T1">inventory.dat</text:span><text:span text:style-name="T3"> file.</text:span></text:p>
      <text:p text:style-name="P19"><text:soft-page-break/><text:span text:style-name="T3">5. <text:s/>Use the python csv module to read the csv file provided. <text:s/>The documentation can be found at docs.python.org</text:span></text:p>
      <text:p text:style-name="P11"><text:span text:style-name="T5"/></text:p>
      <text:p text:style-name="P18"><text:span text:style-name="T5"/></text:p>
      <text:p text:style-name="P16"/>
      <text:p text:style-name="P6"/>
      <text:h text:style-name="P14" text:outline-level="2"><text:span text:style-name="T8">1</text:span><text:span text:style-name="T10">C</text:span>. <text:s/><text:span text:style-name="T9">Epub database</text:span></text:h>
      <text:p text:style-name="P5"/>
      <text:p text:style-name="P2"><text:span text:style-name="T8">In the data directory there is a file called </text:span><text:span text:style-name="T2">ebook2016.csv</text:span><text:span text:style-name="T4">. <text:s/>Use this file for the lab. </text:span></text:p>
      <text:p text:style-name="P9">A. <text:s/><text:span text:style-name="T8">Read the file. <text:s/>Create an </text:span><text:span text:style-name="T2">ebook</text:span><text:span text:style-name="T4"> object for each ebook listed. </text:span></text:p>
      <text:p text:style-name="P9">B. <text:s/><text:span text:style-name="T8">Create a dictionary that stores the ebook objects. <text:s/>Use the ISBN as the key. </text:span></text:p>
      <text:p text:style-name="P9">C. <text:s/>Allow the user to <text:span text:style-name="T8">query the dictionary, specifically, allow the user to specify only books that are available after a certain date. <text:s/>Use the </text:span><text:span text:style-name="T2">datetime</text:span><text:span text:style-name="T4"> module to help you. </text:span></text:p>
      <text:p text:style-name="P9">D. <text:s/><text:span text:style-name="T8">Allow the user to list only active books</text:span></text:p>
      <text:p text:style-name="P7"><text:span text:style-name="T6">E. <text:s/></text:span><text:span text:style-name="T7">Create a list of subjects from the Subject field. <text:s text:c="2"/>Use this to allow users to query books by subject.</text:span></text:p>
      <text:p text:style-name="P4"><text:s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entury Schoolbook L" svg:font-family="'Century Schoolbook L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23T22:33:30.421236405</meta:creation-date>
    <dc:date>2022-05-05T09:40:09.898000000</dc:date>
    <meta:editing-duration>PT41M4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27" meta:word-count="322" meta:character-count="1815" meta:non-whitespace-character-count="1477"/>
  </office:meta>
</office:document-meta>
</file>